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byssinica SIL" svg:font-family="'Abyssinica SIL'" style:font-pitch="variable"/>
    <style:font-face style:name="Tibetan Machine Uni" svg:font-family="'Tibetan Machine Uni'" style:font-pitch="variable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0ef24" officeooo:paragraph-rsid="0000ef2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0ef24" officeooo:paragraph-rsid="0000ef24" style:font-size-asian="12.25pt" style:font-weight-asian="bold" style:font-size-complex="14pt" style:font-weight-complex="bold"/>
    </style:style>
    <style:style style:name="P3" style:family="paragraph" style:parent-style-name="Standard" style:list-style-name="WW8Num8">
      <style:paragraph-properties fo:margin-left="0.75cm" fo:margin-right="0cm" fo:text-align="justify" style:justify-single-word="false" fo:text-indent="0cm" style:auto-text-indent="false"/>
      <style:text-properties style:font-name="Times New Roman" fo:font-size="14pt" fo:font-weight="bold" officeooo:rsid="0000ef24" officeooo:paragraph-rsid="0000ef2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00ef24" officeooo:paragraph-rsid="0000ef2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00ef24" officeooo:paragraph-rsid="0000ef2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0b8e69" officeooo:paragraph-rsid="000b8e6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0ef24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0" style:family="paragraph" style:parent-style-name="Стиль_20_для_20_списка" style:list-style-name="WW8Num8">
      <style:paragraph-properties fo:margin-left="1.251cm" fo:margin-right="0cm" fo:text-indent="-0.501cm" style:auto-text-indent="false">
        <style:tab-stops>
          <style:tab-stop style:position="1.905cm"/>
        </style:tab-stops>
      </style:paragraph-properties>
      <style:text-properties fo:font-size="14pt" officeooo:paragraph-rsid="0000ef24" style:font-size-asian="14pt" style:font-size-complex="14pt"/>
    </style:style>
    <style:style style:name="P11" style:family="paragraph" style:parent-style-name="Стиль_20_для_20_списка" style:list-style-name="WW8Num8">
      <style:paragraph-properties fo:margin-left="1.251cm" fo:margin-right="0cm" fo:text-indent="-0.501cm" style:auto-text-indent="false">
        <style:tab-stops>
          <style:tab-stop style:position="1.905cm"/>
        </style:tab-stops>
      </style:paragraph-properties>
      <style:text-properties officeooo:paragraph-rsid="0000ef24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09b0f6" style:font-weight-asian="normal" style:font-weight-complex="normal"/>
    </style:style>
    <style:style style:name="T6" style:family="text">
      <style:text-properties fo:language="en" fo:country="US" officeooo:rsid="0009b0f6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officeooo:rsid="0000ef24" style:font-size-asian="10pt"/>
    </style:style>
    <style:style style:name="T12" style:family="text">
      <style:text-properties fo:color="#000000" style:font-name="Monospace" fo:font-size="10pt" officeooo:rsid="0002e208" style:font-size-asian="10pt"/>
    </style:style>
    <style:style style:name="T13" style:family="text">
      <style:text-properties fo:color="#000000" style:font-name="Monospace" fo:font-size="10pt" fo:font-style="italic" style:font-size-asian="10pt" style:font-style-asian="italic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7f0055" style:font-name="Monospace" fo:font-size="10pt" style:font-size-asian="10pt"/>
    </style:style>
    <style:style style:name="T16" style:family="text">
      <style:text-properties style:font-name="Times New Roman" fo:font-size="14pt" fo:language="en" fo:country="US" fo:font-weight="normal" officeooo:rsid="0000ef24" style:font-size-asian="12.25pt" style:font-weight-asian="normal" style:font-size-complex="14pt" style:font-weight-complex="normal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fo:color="#6a3e3e" style:font-name="Monospace" fo:font-size="10pt" style:font-size-asian="10pt"/>
    </style:style>
    <style:style style:name="T1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0" style:family="text">
      <style:text-properties fo:color="#0000c0" style:font-name="Monospace" fo:font-size="10pt" style:font-size-asian="10pt"/>
    </style:style>
    <style:style style:name="T21" style:family="text">
      <style:text-properties fo:color="#3f7f5f" style:font-name="Monospace" fo:font-size="10pt" style:font-size-asian="10pt"/>
    </style:style>
    <style:style style:name="T2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1</text:p>
      <text:p text:style-name="P1">ЗНАЙОМСТВО З БАЗОВИМИ ТИПАМИ ДАННИХ ТА ОПЕРАТОРАМИ <text:s/>МОВИ ПРОГРАМУВАННЯ JAVA</text:p>
      <text:p text:style-name="P1"/>
      <text:p text:style-name="P2"><text:tab/><text:span text:style-name="T1">Мета роботи:</text:span></text:p>
      <text:list xml:id="list1911110444387357213" text:style-name="WW8Num8">
        <text:list-item>
          <text:p text:style-name="P10"><text:span text:style-name="T1">Отримати первинні навички роботи з середовищем </text:span><text:span text:style-name="T3">Eclipse</text:span><text:span text:style-name="T1">.</text:span></text:p>
        </text:list-item>
        <text:list-item>
          <text:p text:style-name="P11"><text:span text:style-name="hps"><text:span text:style-name="T7">Ознайомитися з базовими типами мови </text:span></text:span><text:span text:style-name="hps"><text:span text:style-name="T8">Java</text:span></text:span><text:span text:style-name="T7">.</text:span></text:p>
        </text:list-item>
        <text:list-item>
          <text:p text:style-name="P10"><text:span text:style-name="T1">Ознайомитися з операторами мови </text:span><text:span text:style-name="T3">Java.</text:span></text:p>
          <text:p text:style-name="P3"><text:span text:style-name="T2">– <text:s/>Створити простіші програми, використовуючи </text:span><text:span text:style-name="T4">java page.</text:span></text:p>
        </text:list-item>
      </text:list>
      <text:p text:style-name="P4"/>
      <text:p text:style-name="P4"><text:span text:style-name="T4"><text:tab/></text:span><text:span text:style-name="T3">1.1 Тексти прикладiв, шо тестувалися</text:span></text:p>
      <text:p text:style-name="P8"/>
      <text:p text:style-name="P7"><text:span text:style-name="T11">33</text:span><text:span text:style-name="T10">(</text:span><text:span text:style-name="T14">int</text:span><text:span text:style-name="T10">) 33</text:span><text:span text:style-name="T16"><text:tab/></text:span></text:p>
      <text:p text:style-name="P4"><text:span text:style-name="T10">6L(</text:span><text:span text:style-name="T15">long</text:span><text:span text:style-name="T10">) 6</text:span></text:p>
      <text:p text:style-name="P4"><text:span text:style-name="T10">041(</text:span><text:span text:style-name="T15">int</text:span><text:span text:style-name="T10">) 33</text:span></text:p>
      <text:p text:style-name="P4"><text:span text:style-name="T10">0x21(</text:span><text:span text:style-name="T15">int</text:span><text:span text:style-name="T10">) 33</text:span></text:p>
      <text:p text:style-name="P4"><text:span text:style-name="T17">'D'</text:span><text:span text:style-name="T10">(</text:span><text:span text:style-name="T15">char</text:span><text:span text:style-name="T10">) D</text:span></text:p>
      <text:p text:style-name="P4"><text:span text:style-name="T17">'\u0046'</text:span><text:span text:style-name="T10">(</text:span><text:span text:style-name="T15">char</text:span><text:span text:style-name="T10">) F</text:span></text:p>
      <text:p text:style-name="P4"><text:span text:style-name="T10">"Рядок символ</text:span><text:span text:style-name="T12">i</text:span><text:span text:style-name="T10">в"(java.lang.String) Рядок символ</text:span><text:span text:style-name="T12">i</text:span><text:span text:style-name="T10">в</text:span></text:p>
      <text:p text:style-name="P4"><text:span text:style-name="T10"/></text:p>
      <text:p text:style-name="P4"><text:span text:style-name="T10">3.14(</text:span><text:span text:style-name="T15">double</text:span><text:span text:style-name="T10">) 3.14</text:span></text:p>
      <text:p text:style-name="P4"><text:span text:style-name="T10">2.7F(</text:span><text:span text:style-name="T15">float</text:span><text:span text:style-name="T10">) 2.7</text:span></text:p>
      <text:p text:style-name="P4"><text:span text:style-name="T10">.1 (</text:span><text:span text:style-name="T15">double</text:span><text:span text:style-name="T10">) 0.1</text:span></text:p>
      <text:p text:style-name="P4"><text:span text:style-name="T10">2E-1(</text:span><text:span text:style-name="T15">double</text:span><text:span text:style-name="T10">) 0.2</text:span></text:p>
      <text:p text:style-name="P4"><text:span text:style-name="T10">-123.45678901234567e6f(</text:span><text:span text:style-name="T15">float</text:span><text:span text:style-name="T10">) -1.23456792E8</text:span></text:p>
      <text:p text:style-name="P4"><text:span text:style-name="T10"/></text:p>
      <text:p text:style-name="P4"><text:span text:style-name="T15">true</text:span><text:span text:style-name="T10">(</text:span><text:span text:style-name="T15">boolean</text:span><text:span text:style-name="T10">) </text:span><text:span text:style-name="T15">true</text:span></text:p>
      <text:p text:style-name="P4"><text:span text:style-name="T15">false</text:span><text:span text:style-name="T10">(</text:span><text:span text:style-name="T15">boolean</text:span><text:span text:style-name="T10">) </text:span><text:span text:style-name="T15">false</text:span></text:p>
      <text:p text:style-name="P4"><text:span text:style-name="T10">The operator + is undefined </text:span><text:span text:style-name="T15">for</text:span><text:span text:style-name="T10"> the argument type(s) </text:span><text:span text:style-name="T15">boolean</text:span><text:span text:style-name="T10">, </text:span><text:span text:style-name="T15">boolean</text:span></text:p>
      <text:p text:style-name="P7"><text:span text:style-name="T14">true</text:span><text:span text:style-name="T10"> + </text:span><text:span text:style-name="T14">false</text:span></text:p>
      <text:p text:style-name="P4"/>
      <text:p text:style-name="P4"><text:span text:style-name="T15">char</text:span><text:span text:style-name="T10"> x=</text:span><text:span text:style-name="T17">'D'</text:span><text:span text:style-name="T10">; </text:span><text:span text:style-name="T15">return</text:span><text:span text:style-name="T10"> ~x;(</text:span><text:span text:style-name="T15">int</text:span><text:span text:style-name="T10">) -69</text:span></text:p>
      <text:p text:style-name="P4"><text:span text:style-name="T15">int</text:span><text:span text:style-name="T10"> x=0; </text:span><text:span text:style-name="T15">return</text:span><text:span text:style-name="T10"> ~x;(</text:span><text:span text:style-name="T15">int</text:span><text:span text:style-name="T10">) -1</text:span></text:p>
      <text:p text:style-name="P4"><text:span text:style-name="T15">int</text:span><text:span text:style-name="T10"> x=6, y=5, z= x-- - ++y; </text:span><text:span text:style-name="T15">return</text:span><text:span text:style-name="T10"> z;(</text:span><text:span text:style-name="T15">int</text:span><text:span text:style-name="T10">) 0</text:span></text:p>
      <text:p text:style-name="P4"><text:span text:style-name="T15">int</text:span><text:span text:style-name="T10"> x=5; </text:span><text:span text:style-name="T15">int</text:span><text:span text:style-name="T10"> y=x--; </text:span><text:span text:style-name="T15">return</text:span><text:span text:style-name="T10"> y;(</text:span><text:span text:style-name="T15">int</text:span><text:span text:style-name="T10">) 5</text:span></text:p>
      <text:p text:style-name="P4"><text:span text:style-name="T15">int</text:span><text:span text:style-name="T10"> x=5; </text:span><text:span text:style-name="T15">int</text:span><text:span text:style-name="T10"> y=x--; </text:span><text:span text:style-name="T15">return</text:span><text:span text:style-name="T10"> x;(</text:span><text:span text:style-name="T15">int</text:span><text:span text:style-name="T10">) 4</text:span></text:p>
      <text:p text:style-name="P4"><text:span text:style-name="T15">double</text:span><text:span text:style-name="T10"> x=5.5; </text:span><text:span text:style-name="T15">return</text:span><text:span text:style-name="T10">--x;(</text:span><text:span text:style-name="T15">double</text:span><text:span text:style-name="T10">) 4.5</text:span></text:p>
      <text:p text:style-name="P4"><text:span text:style-name="T10"/></text:p>
      <text:p text:style-name="P4"><text:span text:style-name="T15">int</text:span><text:span text:style-name="T10"> x = 10; </text:span><text:span text:style-name="T15">return</text:span><text:span text:style-name="T10"> x % 3;(</text:span><text:span text:style-name="T15">int</text:span><text:span text:style-name="T10">) 1</text:span></text:p>
      <text:p text:style-name="P4"><text:span text:style-name="T15">int</text:span><text:span text:style-name="T10"> x = 10; </text:span><text:span text:style-name="T15">return</text:span><text:span text:style-name="T10"> x / 3;(</text:span><text:span text:style-name="T15">int</text:span><text:span text:style-name="T10">) 3</text:span></text:p>
      <text:p text:style-name="P4"><text:span text:style-name="T15">double</text:span><text:span text:style-name="T10"> x = 10; </text:span><text:span text:style-name="T15">return</text:span><text:span text:style-name="T10"> x / 3;(</text:span><text:span text:style-name="T15">double</text:span><text:span text:style-name="T10">) 3.3333333333333335</text:span></text:p>
      <text:p text:style-name="P4"><text:span text:style-name="T15">double</text:span><text:span text:style-name="T10"> x = 10; </text:span><text:span text:style-name="T15">return</text:span><text:span text:style-name="T10"> x % 3.7;(</text:span><text:span text:style-name="T15">double</text:span><text:span text:style-name="T10">) 2.5999999999999996</text:span></text:p>
      <text:p text:style-name="P4"><text:span text:style-name="T15">int</text:span><text:span text:style-name="T10"> x = 8; </text:span><text:span text:style-name="T15">return</text:span><text:span text:style-name="T10"> x&gt;&gt;1;(</text:span><text:span text:style-name="T15">int</text:span><text:span text:style-name="T10">) 4</text:span></text:p>
      <text:p text:style-name="P4"><text:span text:style-name="T15">int</text:span><text:span text:style-name="T10"> x = 8; </text:span><text:span text:style-name="T15">return</text:span><text:span text:style-name="T10"> x&gt;&gt;&gt;1;(</text:span><text:span text:style-name="T15">int</text:span><text:span text:style-name="T10">) 4</text:span></text:p>
      <text:p text:style-name="P4"><text:span text:style-name="T15">int</text:span><text:span text:style-name="T10"> x =-8; </text:span><text:span text:style-name="T15">return</text:span><text:span text:style-name="T10"> x&gt;&gt;1;(</text:span><text:span text:style-name="T15">int</text:span><text:span text:style-name="T10">) -4</text:span></text:p>
      <text:p text:style-name="P4"><text:span text:style-name="T15">int</text:span><text:span text:style-name="T10"> x =-8; </text:span><text:span text:style-name="T15">return</text:span><text:span text:style-name="T10"> x&gt;&gt;&gt;1;(</text:span><text:span text:style-name="T15">int</text:span><text:span text:style-name="T10">) 2147483644</text:span></text:p>
      <text:p text:style-name="P4"><text:span text:style-name="T15">double</text:span><text:span text:style-name="T10"> x = 2; </text:span><text:span text:style-name="T15">return</text:span><text:span text:style-name="T10"> x/0;(</text:span><text:span text:style-name="T15">double</text:span><text:span text:style-name="T10">) Infinity</text:span></text:p>
      <text:p text:style-name="P4"><text:span text:style-name="T15">double</text:span><text:span text:style-name="T10"> x = 0; </text:span><text:span text:style-name="T15">return</text:span><text:span text:style-name="T10"> x/0;(</text:span><text:span text:style-name="T15">double</text:span><text:span text:style-name="T10">) NaN</text:span></text:p>
      <text:p text:style-name="P4"><text:span text:style-name="T15">double</text:span><text:span text:style-name="T10"> x = -2; </text:span><text:span text:style-name="T15">return</text:span><text:span text:style-name="T10"> x/0;(</text:span><text:span text:style-name="T15">double</text:span><text:span text:style-name="T10">) -Infinity</text:span></text:p>
      <text:p text:style-name="P4"><text:span text:style-name="T15">char</text:span><text:span text:style-name="T10"> c = </text:span><text:span text:style-name="T17">'4'</text:span><text:span text:style-name="T10">; </text:span><text:span text:style-name="T15">return</text:span><text:span text:style-name="T10"> c+c;(</text:span><text:span text:style-name="T15">int</text:span><text:span text:style-name="T10">) 104</text:span></text:p>
      <text:p text:style-name="P4"><text:span text:style-name="T15">char</text:span><text:span text:style-name="T10"> c = </text:span><text:span text:style-name="T17">'4'</text:span><text:span text:style-name="T10">; </text:span><text:span text:style-name="T15">return</text:span><text:span text:style-name="T10"> (</text:span><text:span text:style-name="T15">char</text:span><text:span text:style-name="T10">)(c+c);(</text:span><text:span text:style-name="T15">char</text:span><text:span text:style-name="T10">) h</text:span></text:p>
      <text:p text:style-name="P4"><text:span text:style-name="T10"/></text:p>
      <text:p text:style-name="P4"><text:span text:style-name="T15">int</text:span><text:span text:style-name="T10"> x = 8, y; </text:span><text:span text:style-name="T15">return</text:span><text:span text:style-name="T10"> (y=x*2) + 3;(</text:span><text:span text:style-name="T15">int</text:span><text:span text:style-name="T10">) 19</text:span></text:p>
      <text:p text:style-name="P4"><text:span text:style-name="T15">int</text:span><text:span text:style-name="T10"> x = 10; x*=2; </text:span><text:span text:style-name="T15">return</text:span><text:span text:style-name="T10"> x;(</text:span><text:span text:style-name="T15">int</text:span><text:span text:style-name="T10">) 20</text:span></text:p>
      <text:p text:style-name="P4"><text:span text:style-name="T10"/></text:p>
      <text:p text:style-name="P4"><text:span text:style-name="T15">byte</text:span><text:span text:style-name="T10"> x = 2; </text:span><text:span text:style-name="T15">return</text:span><text:span text:style-name="T10"> x+x; (</text:span><text:span text:style-name="T15">int</text:span><text:span text:style-name="T10">) 4</text:span></text:p>
      <text:p text:style-name="P4"><text:span text:style-name="T15">byte</text:span><text:span text:style-name="T10"> x = 0x7f; </text:span><text:span text:style-name="T15">return</text:span><text:span text:style-name="T10"> x;(</text:span><text:span text:style-name="T15">byte</text:span><text:span text:style-name="T10">) 127</text:span></text:p>
      <text:p text:style-name="P4"><text:soft-page-break/><text:span text:style-name="T15">byte</text:span><text:span text:style-name="T10"> x = 0x7f; </text:span><text:span text:style-name="T15">return</text:span><text:span text:style-name="T10"> x + x;(</text:span><text:span text:style-name="T15">int</text:span><text:span text:style-name="T10">) 254</text:span></text:p>
      <text:p text:style-name="P4"><text:span text:style-name="T15">int</text:span><text:span text:style-name="T10"> a=0x7fffffff; </text:span><text:span text:style-name="T15">return</text:span><text:span text:style-name="T10"> a+a;(</text:span><text:span text:style-name="T15">int</text:span><text:span text:style-name="T10">) -2</text:span></text:p>
      <text:p text:style-name="P4"><text:span text:style-name="T15">int</text:span><text:span text:style-name="T10"> a=0x7fffffff; </text:span><text:span text:style-name="T15">return</text:span><text:span text:style-name="T10"> (</text:span><text:span text:style-name="T15">long</text:span><text:span text:style-name="T10">)a+a;(</text:span><text:span text:style-name="T15">long</text:span><text:span text:style-name="T10">) 4294967294</text:span></text:p>
      <text:p text:style-name="P4"><text:span text:style-name="T15">int</text:span><text:span text:style-name="T10"> a=0x7fffffff; </text:span><text:span text:style-name="T15">return</text:span><text:span text:style-name="T10"> a;(</text:span><text:span text:style-name="T15">int</text:span><text:span text:style-name="T10">) 2147483647</text:span></text:p>
      <text:p text:style-name="P4"><text:span text:style-name="T10"/></text:p>
      <text:p text:style-name="P4"><text:span text:style-name="T15">double</text:span><text:span text:style-name="T10"> p, n, z = 2500;</text:span></text:p>
      <text:p text:style-name="P7"><text:span text:style-name="T14">if</text:span><text:span text:style-name="T10"> (z&lt;=150){ n=0.1*z;}</text:span></text:p>
      <text:p text:style-name="P7"><text:span text:style-name="T14">else</text:span><text:span text:style-name="T10"> </text:span><text:span text:style-name="T14">if</text:span><text:span text:style-name="T10"> (z&lt;=500) {n=0.2*z;}</text:span></text:p>
      <text:p text:style-name="P7"><text:span text:style-name="T14">else</text:span><text:span text:style-name="T10"> </text:span><text:span text:style-name="T14">if</text:span><text:span text:style-name="T10"> (z&lt;=1000){ n = 0.3*z;}</text:span></text:p>
      <text:p text:style-name="P7"><text:span text:style-name="T14">else</text:span><text:span text:style-name="T10"> </text:span><text:span text:style-name="T14">if</text:span><text:span text:style-name="T10"> (z&lt;=2000) {n= 0.4*z;}</text:span></text:p>
      <text:p text:style-name="P7"><text:span text:style-name="T14">else</text:span><text:span text:style-name="T10"> n=0.5*z;</text:span></text:p>
      <text:p text:style-name="P7"><text:span text:style-name="T14">return</text:span><text:span text:style-name="T10"> n;(</text:span><text:span text:style-name="T14">double</text:span><text:span text:style-name="T10">) 1250.0</text:span></text:p>
      <text:p text:style-name="P4"/>
      <text:p text:style-name="P4"><text:span text:style-name="T15">double</text:span><text:span text:style-name="T10"> z=200;</text:span></text:p>
      <text:p text:style-name="P7"><text:span text:style-name="T10"><text:tab/></text:span><text:span text:style-name="T14">double</text:span><text:span text:style-name="T10"> p= (z&lt;70 ? <text:s/>0 : z&lt;100? 0.08*z : 0.13*z);</text:span></text:p>
      <text:p text:style-name="P7"><text:span text:style-name="T10"><text:tab/></text:span><text:span text:style-name="T14">return</text:span><text:span text:style-name="T10"> p;(</text:span><text:span text:style-name="T14">double</text:span><text:span text:style-name="T10">) 26.0</text:span></text:p>
      <text:p text:style-name="P4"/>
      <text:p text:style-name="P4"><text:span text:style-name="T15">char</text:span><text:span text:style-name="T10"> c=</text:span><text:span text:style-name="T17">'A'</text:span><text:span text:style-name="T10">; </text:span><text:span text:style-name="T15">int</text:span><text:span text:style-name="T10"> i; </text:span></text:p>
      <text:p text:style-name="P7"><text:span text:style-name="T14">switch</text:span><text:span text:style-name="T10"> (c) {</text:span></text:p>
      <text:p text:style-name="P7"><text:span text:style-name="T10"><text:tab/></text:span><text:span text:style-name="T14">case</text:span><text:span text:style-name="T10"> </text:span><text:span text:style-name="T17">'0'</text:span><text:span text:style-name="T10">: </text:span><text:span text:style-name="T14">case</text:span><text:span text:style-name="T10"> </text:span><text:span text:style-name="T17">'1'</text:span><text:span text:style-name="T10">: </text:span><text:span text:style-name="T14">case</text:span><text:span text:style-name="T10"> </text:span><text:span text:style-name="T17">'2'</text:span><text:span text:style-name="T10">: </text:span><text:span text:style-name="T14">case</text:span><text:span text:style-name="T10"> </text:span><text:span text:style-name="T17">'3'</text:span><text:span text:style-name="T10">: </text:span><text:span text:style-name="T14">case</text:span><text:span text:style-name="T10"> </text:span><text:span text:style-name="T17">'4'</text:span><text:span text:style-name="T10">: </text:span><text:span text:style-name="T14">case</text:span><text:span text:style-name="T10"> </text:span><text:span text:style-name="T17">'5'</text:span><text:span text:style-name="T10">: </text:span></text:p>
      <text:p text:style-name="P7"><text:span text:style-name="T10"><text:tab/></text:span><text:span text:style-name="T14">case</text:span><text:span text:style-name="T10"> </text:span><text:span text:style-name="T17">'6'</text:span><text:span text:style-name="T10">: </text:span><text:span text:style-name="T14">case</text:span><text:span text:style-name="T10"> </text:span><text:span text:style-name="T17">'7'</text:span><text:span text:style-name="T10">:</text:span><text:span text:style-name="T14">case</text:span><text:span text:style-name="T10"> </text:span><text:span text:style-name="T17">'8'</text:span><text:span text:style-name="T10">: </text:span><text:span text:style-name="T14">case</text:span><text:span text:style-name="T10"> </text:span><text:span text:style-name="T17">'9'</text:span><text:span text:style-name="T10">:</text:span></text:p>
      <text:p text:style-name="P7"><text:span text:style-name="T10"><text:tab/><text:tab/> i=c - </text:span><text:span text:style-name="T17">'0'</text:span><text:span text:style-name="T10">; </text:span><text:span text:style-name="T14">break</text:span><text:span text:style-name="T10">;</text:span></text:p>
      <text:p text:style-name="P7"><text:span text:style-name="T10"><text:tab/></text:span><text:span text:style-name="T14">case</text:span><text:span text:style-name="T10"> </text:span><text:span text:style-name="T17">'A'</text:span><text:span text:style-name="T10">: </text:span><text:span text:style-name="T14">case</text:span><text:span text:style-name="T10"> </text:span><text:span text:style-name="T17">'B'</text:span><text:span text:style-name="T10">: </text:span><text:span text:style-name="T14">case</text:span><text:span text:style-name="T10"> </text:span><text:span text:style-name="T17">'C'</text:span><text:span text:style-name="T10">: </text:span><text:span text:style-name="T14">case</text:span><text:span text:style-name="T10"> </text:span><text:span text:style-name="T17">'D'</text:span><text:span text:style-name="T10">: </text:span><text:span text:style-name="T14">case</text:span><text:span text:style-name="T10"> </text:span><text:span text:style-name="T17">'E'</text:span><text:span text:style-name="T10">: </text:span><text:span text:style-name="T14">case</text:span><text:span text:style-name="T10"> </text:span><text:span text:style-name="T17">'F'</text:span><text:span text:style-name="T10">: </text:span></text:p>
      <text:p text:style-name="P7"><text:span text:style-name="T10"><text:tab/><text:tab/>i=c - </text:span><text:span text:style-name="T17">'A'</text:span><text:span text:style-name="T10"> +10; </text:span><text:span text:style-name="T14">break</text:span><text:span text:style-name="T10">;</text:span></text:p>
      <text:p text:style-name="P7"><text:span text:style-name="T10"><text:tab/></text:span><text:span text:style-name="T14">default</text:span><text:span text:style-name="T10">:i=-1;</text:span></text:p>
      <text:p text:style-name="P7"><text:span text:style-name="T10">}</text:span></text:p>
      <text:p text:style-name="P7"><text:span text:style-name="T14">return</text:span><text:span text:style-name="T10"> i;(</text:span><text:span text:style-name="T14">int</text:span><text:span text:style-name="T10">) 10</text:span></text:p>
      <text:p text:style-name="P4"/>
      <text:p text:style-name="P4"><text:span text:style-name="T15">int</text:span><text:span text:style-name="T10"> x=12345;</text:span></text:p>
      <text:p text:style-name="P7"><text:span text:style-name="T14">int</text:span><text:span text:style-name="T10"> sum=0;</text:span></text:p>
      <text:p text:style-name="P7"><text:span text:style-name="T14">while</text:span><text:span text:style-name="T10">(x!=0){</text:span></text:p>
      <text:p text:style-name="P7"><text:span text:style-name="T10"><text:s text:c="6"/>sum+=x%10;</text:span></text:p>
      <text:p text:style-name="P7"><text:span text:style-name="T10"><text:s text:c="6"/>x/=10;</text:span></text:p>
      <text:p text:style-name="P7"><text:span text:style-name="T10">}</text:span></text:p>
      <text:p text:style-name="P7"><text:span text:style-name="T14">return</text:span><text:span text:style-name="T10"> sum;<text:tab/>(</text:span><text:span text:style-name="T14">int</text:span><text:span text:style-name="T10">) 15</text:span></text:p>
      <text:p text:style-name="P4"><text:span text:style-name="T10"/></text:p>
      <text:p text:style-name="P4"><text:span text:style-name="T15">int</text:span><text:span text:style-name="T10"> x=123456;</text:span></text:p>
      <text:p text:style-name="P7"><text:span text:style-name="T14">int</text:span><text:span text:style-name="T10"> sum=0, z;</text:span></text:p>
      <text:p text:style-name="P7"><text:span text:style-name="T10">label:</text:span><text:span text:style-name="T14">while</text:span><text:span text:style-name="T10">(</text:span><text:span text:style-name="T14">true</text:span><text:span text:style-name="T10">){</text:span></text:p>
      <text:p text:style-name="P7"><text:span text:style-name="T10"><text:tab/><text:tab/>z=x%10;</text:span></text:p>
      <text:p text:style-name="P7"><text:span text:style-name="T10"><text:tab/><text:tab/></text:span><text:span text:style-name="T14">if</text:span><text:span text:style-name="T10">((x/=10)==0)</text:span><text:span text:style-name="T14">break</text:span><text:span text:style-name="T10"> label;</text:span></text:p>
      <text:p text:style-name="P7"><text:span text:style-name="T10"><text:tab/><text:tab/></text:span><text:span text:style-name="T14">if</text:span><text:span text:style-name="T10">( z%2!=0) </text:span><text:span text:style-name="T14">continue</text:span><text:span text:style-name="T10"> label;</text:span></text:p>
      <text:p text:style-name="P7"><text:span text:style-name="T10"><text:tab/><text:tab/>sum+=z; <text:s text:c="5"/></text:span></text:p>
      <text:p text:style-name="P7"><text:span text:style-name="T10">}</text:span></text:p>
      <text:p text:style-name="P7"><text:span text:style-name="T14">return</text:span><text:span text:style-name="T10"> sum;<text:tab/>(</text:span><text:span text:style-name="T14">int</text:span><text:span text:style-name="T10">) 12</text:span></text:p>
      <text:p text:style-name="P4"/>
      <text:p text:style-name="P4"><text:span text:style-name="T15">int</text:span><text:span text:style-name="T10"> n=5;</text:span></text:p>
      <text:p text:style-name="P7"><text:span text:style-name="T14">long</text:span><text:span text:style-name="T10"> fact=1;</text:span></text:p>
      <text:p text:style-name="P7"><text:span text:style-name="T14">for</text:span><text:span text:style-name="T10">(</text:span><text:span text:style-name="T14">int</text:span><text:span text:style-name="T10"> i=1; i&lt;=n; i++){</text:span></text:p>
      <text:p text:style-name="P7"><text:span text:style-name="T10"><text:tab/>fact*=i;</text:span></text:p>
      <text:p text:style-name="P7"><text:span text:style-name="T10">};</text:span></text:p>
      <text:p text:style-name="P7"><text:span text:style-name="T14">return</text:span><text:span text:style-name="T10"> fact; <text:s/>(</text:span><text:span text:style-name="T14">long</text:span><text:span text:style-name="T10">) 120</text:span></text:p>
      <text:p text:style-name="P4"/>
      <text:p text:style-name="P4"><text:span text:style-name="T15">int</text:span><text:span text:style-name="T10"> n=5, i=1;</text:span></text:p>
      <text:p text:style-name="P7"><text:span text:style-name="T14">long</text:span><text:span text:style-name="T10"> fact=1;</text:span></text:p>
      <text:p text:style-name="P7"><text:span text:style-name="T14">for</text:span><text:span text:style-name="T10">( ; i&lt;=n; fact*=i, i++);</text:span></text:p>
      <text:p text:style-name="P7"><text:span text:style-name="T14">return</text:span><text:span text:style-name="T10"> fact; <text:s text:c="2"/>(</text:span><text:span text:style-name="T14">long</text:span><text:span text:style-name="T10">) 120</text:span></text:p>
      <text:p text:style-name="P4"/>
      <text:p text:style-name="P4"><text:span text:style-name="T15">int</text:span><text:span text:style-name="T10">[] arr2 = { 1, 2, 3, 4, 5 };</text:span></text:p>
      <text:p text:style-name="P7"><text:span text:style-name="T14">int</text:span><text:span text:style-name="T10">[] arr3 = arr2;</text:span></text:p>
      <text:p text:style-name="P7"><text:soft-page-break/><text:span text:style-name="T10">arr2[0] =1000;</text:span></text:p>
      <text:p text:style-name="P7"><text:span text:style-name="T14">return</text:span><text:span text:style-name="T10"> arr3;(</text:span><text:span text:style-name="T14">int</text:span><text:span text:style-name="T10">[]) [1000, 2, 3, 4, 5]</text:span></text:p>
      <text:p text:style-name="P4"/>
      <text:p text:style-name="P4"><text:span text:style-name="T15">int</text:span><text:span text:style-name="T10">[] arr = { 1, 2, 3, 4, 5 };</text:span></text:p>
      <text:p text:style-name="P7"><text:span text:style-name="T14">int</text:span><text:span text:style-name="T10"> sum=0;</text:span></text:p>
      <text:p text:style-name="P7"><text:span text:style-name="T14">for</text:span><text:span text:style-name="T10">(</text:span><text:span text:style-name="T14">int</text:span><text:span text:style-name="T10"> i=0; i&lt; arr.length; ++i)</text:span></text:p>
      <text:p text:style-name="P7"><text:span text:style-name="T10"><text:tab/>sum+=arr[i];</text:span></text:p>
      <text:p text:style-name="P7"><text:span text:style-name="T14">return</text:span><text:span text:style-name="T10"> sum;(</text:span><text:span text:style-name="T14">int</text:span><text:span text:style-name="T10">) 15</text:span></text:p>
      <text:p text:style-name="P4"/>
      <text:p text:style-name="P4"><text:span text:style-name="T15">int</text:span><text:span text:style-name="T10">[] arr = { 1, 2, 3, 4, 5 };</text:span></text:p>
      <text:p text:style-name="P7"><text:span text:style-name="T14">int</text:span><text:span text:style-name="T10"> sum=0;</text:span></text:p>
      <text:p text:style-name="P7"><text:span text:style-name="T14">for</text:span><text:span text:style-name="T10">(</text:span><text:span text:style-name="T14">long</text:span><text:span text:style-name="T10"> x: arr)</text:span></text:p>
      <text:p text:style-name="P7"><text:span text:style-name="T10"><text:tab/>sum+=x;<text:tab/></text:span></text:p>
      <text:p text:style-name="P7"><text:span text:style-name="T14">return</text:span><text:span text:style-name="T10"> sum;(</text:span><text:span text:style-name="T14">int</text:span><text:span text:style-name="T10">) 15</text:span></text:p>
      <text:p text:style-name="P4"/>
      <text:p text:style-name="P4"><text:span text:style-name="T15">int</text:span><text:span text:style-name="T10">[][] mtr = {{ 0, 1, 2, 3},</text:span></text:p>
      <text:p text:style-name="P7"><text:span text:style-name="T10"><text:tab/><text:tab/>{4, 5, 6, 7},</text:span></text:p>
      <text:p text:style-name="P7"><text:span text:style-name="T10"><text:tab/><text:tab/>{8, 9, 8, 7},</text:span></text:p>
      <text:p text:style-name="P7"><text:span text:style-name="T10"><text:tab/><text:tab/>{6, 5, 4 ,3}};</text:span></text:p>
      <text:p text:style-name="P7"><text:span text:style-name="T10"><text:tab/></text:span><text:span text:style-name="T14">int</text:span><text:span text:style-name="T10"> sum=0;</text:span></text:p>
      <text:p text:style-name="P7"><text:span text:style-name="T10"><text:tab/></text:span><text:span text:style-name="T14">for</text:span><text:span text:style-name="T10">(</text:span><text:span text:style-name="T14">int</text:span><text:span text:style-name="T10">[] arr: mtr)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x:arr)</text:span></text:p>
      <text:p text:style-name="P7"><text:span text:style-name="T10"><text:tab/><text:tab/>sum+=x;<text:tab/></text:span></text:p>
      <text:p text:style-name="P7"><text:span text:style-name="T14">return</text:span><text:span text:style-name="T10"> sum;(</text:span><text:span text:style-name="T14">int</text:span><text:span text:style-name="T10">) 78</text:span></text:p>
      <text:p text:style-name="P4"><text:span text:style-name="T10"/></text:p>
      <text:p text:style-name="P4"><text:span text:style-name="T5"><text:tab/></text:span><text:span text:style-name="T6">1.3 Тексти програм створених самостiйно з результатами</text:span></text:p>
      <text:p text:style-name="P4"><text:span text:style-name="T6"/></text:p>
      <text:p text:style-name="P5"><text:span text:style-name="T14">package</text:span><text:span text:style-name="T10"> laba1_arrays;</text:span></text:p>
      <text:p text:style-name="P9"/>
      <text:p text:style-name="P7"><text:span text:style-name="T14">public</text:span><text:span text:style-name="T10"> </text:span><text:span text:style-name="T14">class</text:span><text:span text:style-name="T10"> ArraysLaba1 {</text:span></text:p>
      <text:p text:style-name="P7"><text:span text:style-name="T10"><text:tab/></text:span></text:p>
      <text:p text:style-name="P7"><text:span text:style-name="T10"><text:tab/></text:span><text:span text:style-name="T14">public</text:span><text:span text:style-name="T10"> </text:span><text:span text:style-name="T14">static</text:span><text:span text:style-name="T10"> </text:span><text:span text:style-name="T14">void</text:span><text:span text:style-name="T10"> Arrays(</text:span><text:span text:style-name="T14">int</text:span><text:span text:style-name="T10"> </text:span><text:span text:style-name="T18">length</text:span><text:span text:style-name="T10">){</text:span></text:p>
      <text:p text:style-name="P7"><text:span text:style-name="T10"><text:tab/><text:tab/></text:span><text:span text:style-name="T14">int</text:span><text:span text:style-name="T10"> </text:span><text:span text:style-name="T18">arr</text:span><text:span text:style-name="T10">[] = </text:span><text:span text:style-name="T14">new</text:span><text:span text:style-name="T10"> </text:span><text:span text:style-name="T14">int</text:span><text:span text:style-name="T10">[</text:span><text:span text:style-name="T18">length</text:span><text:span text:style-name="T10">];</text:span></text:p>
      <text:p text:style-name="P7"><text:span text:style-name="T10"><text:tab/><text:tab/>System.</text:span><text:span text:style-name="T19">out</text:span><text:span text:style-name="T10">.println(</text:span><text:span text:style-name="T17">"Массив случайных чисел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arr</text:span><text:span text:style-name="T10">.</text:span><text:span text:style-name="T20">length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8">arr</text:span><text:span text:style-name="T10">[</text:span><text:span text:style-name="T18">i</text:span><text:span text:style-name="T10">] = (</text:span><text:span text:style-name="T14">int</text:span><text:span text:style-name="T10">)Math.</text:span><text:span text:style-name="T13">floor</text:span><text:span text:style-name="T10">(60*Math.</text:span><text:span text:style-name="T13">random</text:span><text:span text:style-name="T10">());</text:span></text:p>
      <text:p text:style-name="P7"><text:span text:style-name="T10"><text:tab/><text:tab/>}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x</text:span><text:span text:style-name="T10">: </text:span><text:span text:style-name="T18">arr</text:span><text:span text:style-name="T10">){</text:span></text:p>
      <text:p text:style-name="P7"><text:span text:style-name="T10"><text:tab/><text:tab/><text:tab/>System.</text:span><text:span text:style-name="T19">out</text:span><text:span text:style-name="T10">.print(</text:span><text:span text:style-name="T18">x</text:span><text:span text:style-name="T10"> + </text:span><text:span text:style-name="T17">" "</text:span><text:span text:style-name="T10">)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</text:span><text:span text:style-name="T14">int</text:span><text:span text:style-name="T10"> </text:span><text:span text:style-name="T18">sum_odd</text:span><text:span text:style-name="T10"> = 0;</text:span></text:p>
      <text:p text:style-name="P7"><text:span text:style-name="T10"><text:tab/><text:tab/></text:span><text:span text:style-name="T14">int</text:span><text:span text:style-name="T10"> </text:span><text:span text:style-name="T18">sum_even</text:span><text:span text:style-name="T10"> = 0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arr</text:span><text:span text:style-name="T10">.</text:span><text:span text:style-name="T20">length</text:span><text:span text:style-name="T10">; </text:span><text:span text:style-name="T18">i</text:span><text:span text:style-name="T10">++){</text:span></text:p>
      <text:p text:style-name="P7"><text:span text:style-name="T10"><text:tab/><text:tab/><text:tab/></text:span><text:span text:style-name="T14">if</text:span><text:span text:style-name="T10">(</text:span><text:span text:style-name="T18">i</text:span><text:span text:style-name="T10"> % 2 == 1){</text:span></text:p>
      <text:p text:style-name="P7"><text:span text:style-name="T10"><text:tab/><text:tab/><text:tab/><text:tab/></text:span><text:span text:style-name="T18">sum_odd</text:span><text:span text:style-name="T10"> += </text:span><text:span text:style-name="T18">arr</text:span><text:span text:style-name="T10">[</text:span><text:span text:style-name="T18">i</text:span><text:span text:style-name="T10">];</text:span></text:p>
      <text:p text:style-name="P7"><text:span text:style-name="T10"><text:tab/><text:tab/><text:tab/>} </text:span><text:span text:style-name="T14">else</text:span><text:span text:style-name="T10"> {</text:span></text:p>
      <text:p text:style-name="P7"><text:span text:style-name="T10"><text:tab/><text:tab/><text:tab/><text:tab/></text:span><text:span text:style-name="T18">sum_even</text:span><text:span text:style-name="T10"> += </text:span><text:span text:style-name="T18">arr</text:span><text:span text:style-name="T10">[</text:span><text:span text:style-name="T18">i</text:span><text:span text:style-name="T10">];</text:span></text:p>
      <text:p text:style-name="P7"><text:span text:style-name="T10"><text:tab/><text:tab/><text:tab/>}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Разность суммы эелементов в четных и нечетных позициях"</text:span><text:span text:style-name="T10">);</text:span></text:p>
      <text:p text:style-name="P7"><text:span text:style-name="T10"><text:tab/><text:tab/>System.</text:span><text:span text:style-name="T19">out</text:span><text:span text:style-name="T10">.println(</text:span><text:span text:style-name="T18">sum_even</text:span><text:span text:style-name="T10"> - </text:span><text:span text:style-name="T18">sum_odd</text:span><text:span text:style-name="T10">);</text:span></text:p>
      <text:p text:style-name="P7"><text:span text:style-name="T10"><text:tab/><text:tab/>System.</text:span><text:span text:style-name="T19">out</text:span><text:span text:style-name="T10">.println(</text:span><text:span text:style-name="T17">"Оборот массива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arr</text:span><text:span text:style-name="T10">.</text:span><text:span text:style-name="T20">length</text:span><text:span text:style-name="T10"> / 2; ++</text:span><text:span text:style-name="T18">i</text:span><text:span text:style-name="T10">){</text:span></text:p>
      <text:p text:style-name="P7"><text:span text:style-name="T10"><text:tab/><text:tab/><text:tab/></text:span><text:span text:style-name="T14">int</text:span><text:span text:style-name="T10"> </text:span><text:span text:style-name="T18">tmp</text:span><text:span text:style-name="T10"> = </text:span><text:span text:style-name="T18">arr</text:span><text:span text:style-name="T10">[</text:span><text:span text:style-name="T18">i</text:span><text:span text:style-name="T10">];</text:span></text:p>
      <text:p text:style-name="P7"><text:span text:style-name="T10"><text:tab/><text:tab/><text:tab/></text:span><text:span text:style-name="T18">arr</text:span><text:span text:style-name="T10">[</text:span><text:span text:style-name="T18">i</text:span><text:span text:style-name="T10">] = </text:span><text:span text:style-name="T18">arr</text:span><text:span text:style-name="T10">[</text:span><text:span text:style-name="T18">arr</text:span><text:span text:style-name="T10">.</text:span><text:span text:style-name="T20">length</text:span><text:span text:style-name="T10"> - </text:span><text:span text:style-name="T18">i</text:span><text:span text:style-name="T10"> - 1];</text:span></text:p>
      <text:p text:style-name="P7"><text:span text:style-name="T10"><text:tab/><text:tab/><text:tab/></text:span><text:span text:style-name="T18">arr</text:span><text:span text:style-name="T10">[</text:span><text:span text:style-name="T18">arr</text:span><text:span text:style-name="T10">.</text:span><text:span text:style-name="T20">length</text:span><text:span text:style-name="T10"> - </text:span><text:span text:style-name="T18">i</text:span><text:span text:style-name="T10"> - 1] = </text:span><text:span text:style-name="T18">tmp</text:span><text:span text:style-name="T10">;</text:span></text:p>
      <text:p text:style-name="P7"><text:span text:style-name="T10"><text:tab/><text:tab/>}</text:span></text:p>
      <text:p text:style-name="P7"><text:span text:style-name="T10"><text:tab/><text:tab/></text:span></text:p>
      <text:p text:style-name="P7"><text:soft-page-break/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x</text:span><text:span text:style-name="T10">: </text:span><text:span text:style-name="T18">arr</text:span><text:span text:style-name="T10">){</text:span></text:p>
      <text:p text:style-name="P7"><text:span text:style-name="T10"><text:tab/><text:tab/><text:tab/>System.</text:span><text:span text:style-name="T19">out</text:span><text:span text:style-name="T10">.print(</text:span><text:span text:style-name="T18">x</text:span><text:span text:style-name="T10"> + </text:span><text:span text:style-name="T17">" "</text:span><text:span text:style-name="T10">)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}</text:span></text:p>
      <text:p text:style-name="P7"><text:span text:style-name="T10"><text:tab/></text:span></text:p>
      <text:p text:style-name="P7"><text:span text:style-name="T10"><text:tab/></text:span><text:span text:style-name="T14">private</text:span><text:span text:style-name="T10"> </text:span><text:span text:style-name="T14">static</text:span><text:span text:style-name="T10"> </text:span><text:span text:style-name="T14">int</text:span><text:span text:style-name="T10"> FindNumberOfZeros(</text:span><text:span text:style-name="T14">int</text:span><text:span text:style-name="T10"> </text:span><text:span text:style-name="T18">a</text:span><text:span text:style-name="T10">){</text:span></text:p>
      <text:p text:style-name="P7"><text:span text:style-name="T10"><text:tab/><text:tab/></text:span><text:span text:style-name="T14">int</text:span><text:span text:style-name="T10"> </text:span><text:span text:style-name="T18">sum</text:span><text:span text:style-name="T10"> = 0;</text:span></text:p>
      <text:p text:style-name="P7"><text:span text:style-name="T10"><text:tab/><text:tab/></text:span><text:span text:style-name="T14">int</text:span><text:span text:style-name="T10"> </text:span><text:span text:style-name="T18">j</text:span><text:span text:style-name="T10"> = 1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32; ++</text:span><text:span text:style-name="T18">i</text:span><text:span text:style-name="T10">){</text:span></text:p>
      <text:p text:style-name="P7"><text:span text:style-name="T10"><text:tab/><text:tab/><text:tab/></text:span><text:span text:style-name="T14">if</text:span><text:span text:style-name="T10"> ((</text:span><text:span text:style-name="T18">a</text:span><text:span text:style-name="T10"> &amp; </text:span><text:span text:style-name="T18">j</text:span><text:span text:style-name="T10">) == 0){</text:span></text:p>
      <text:p text:style-name="P7"><text:span text:style-name="T10"><text:tab/><text:tab/><text:tab/><text:tab/></text:span><text:span text:style-name="T18">sum</text:span><text:span text:style-name="T10"> += 1;</text:span></text:p>
      <text:p text:style-name="P7"><text:span text:style-name="T10"><text:tab/><text:tab/><text:tab/>}</text:span></text:p>
      <text:p text:style-name="P7"><text:span text:style-name="T10"><text:tab/><text:tab/><text:tab/></text:span><text:span text:style-name="T18">j</text:span><text:span text:style-name="T10"> &lt;&lt;= 1;</text:span></text:p>
      <text:p text:style-name="P7"><text:span text:style-name="T10"><text:tab/><text:tab/>}</text:span></text:p>
      <text:p text:style-name="P7"><text:span text:style-name="T10"><text:tab/><text:tab/></text:span><text:span text:style-name="T14">return</text:span><text:span text:style-name="T10"> </text:span><text:span text:style-name="T18">sum</text:span><text:span text:style-name="T10">;</text:span></text:p>
      <text:p text:style-name="P7"><text:span text:style-name="T10"><text:tab/>}</text:span></text:p>
      <text:p text:style-name="P7"><text:span text:style-name="T10"><text:tab/></text:span></text:p>
      <text:p text:style-name="P7"><text:span text:style-name="T10"><text:tab/></text:span><text:span text:style-name="T14">public</text:span><text:span text:style-name="T10"> </text:span><text:span text:style-name="T14">static</text:span><text:span text:style-name="T10"> </text:span><text:span text:style-name="T14">void</text:span><text:span text:style-name="T10"> Matrix1(</text:span><text:span text:style-name="T14">int</text:span><text:span text:style-name="T10"> </text:span><text:span text:style-name="T18">n</text:span><text:span text:style-name="T10">, </text:span><text:span text:style-name="T14">int</text:span><text:span text:style-name="T10"> </text:span><text:span text:style-name="T18">m</text:span><text:span text:style-name="T10">){</text:span></text:p>
      <text:p text:style-name="P7"><text:span text:style-name="T10"><text:tab/><text:tab/>System.</text:span><text:span text:style-name="T19">out</text:span><text:span text:style-name="T10">.println(</text:span><text:span text:style-name="T17">"Матрица случайных чисел"</text:span><text:span text:style-name="T10">);</text:span></text:p>
      <text:p text:style-name="P7"><text:span text:style-name="T10"><text:tab/><text:tab/></text:span><text:span text:style-name="T14">int</text:span><text:span text:style-name="T10"> </text:span><text:span text:style-name="T18">arr</text:span><text:span text:style-name="T10">[][] = </text:span><text:span text:style-name="T14">new</text:span><text:span text:style-name="T10"> </text:span><text:span text:style-name="T14">int</text:span><text:span text:style-name="T10">[</text:span><text:span text:style-name="T18">n</text:span><text:span text:style-name="T10">][</text:span><text:span text:style-name="T18">m</text:span><text:span text:style-name="T10">];</text:span></text:p>
      <text:p text:style-name="P7"><text:span text:style-name="T10"><text:tab/><text:tab/></text:span><text:span text:style-name="T14">int</text:span><text:span text:style-name="T10"> </text:span><text:span text:style-name="T18">sum</text:span><text:span text:style-name="T10"> = 0; 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m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8">arr</text:span><text:span text:style-name="T10">[</text:span><text:span text:style-name="T18">i</text:span><text:span text:style-name="T10">][</text:span><text:span text:style-name="T18">j</text:span><text:span text:style-name="T10">] = (</text:span><text:span text:style-name="T14">int</text:span><text:span text:style-name="T10">)Math.</text:span><text:span text:style-name="T13">floor</text:span><text:span text:style-name="T10">(60*Math.</text:span><text:span text:style-name="T13">random</text:span><text:span text:style-name="T10">());</text:span></text:p>
      <text:p text:style-name="P7"><text:span text:style-name="T10"><text:tab/><text:tab/><text:tab/><text:tab/>System.</text:span><text:span text:style-name="T19">out</text:span><text:span text:style-name="T10">.print(</text:span><text:span text:style-name="T18">arr</text:span><text:span text:style-name="T10">[</text:span><text:span text:style-name="T18">i</text:span><text:span text:style-name="T10">][</text:span><text:span text:style-name="T18">j</text:span><text:span text:style-name="T10">] + </text:span><text:span text:style-name="T17">" "</text:span><text:span text:style-name="T10">);</text:span></text:p>
      <text:p text:style-name="P7"><text:span text:style-name="T10"><text:tab/><text:tab/><text:tab/><text:tab/></text:span><text:span text:style-name="T18">sum</text:span><text:span text:style-name="T10"> += </text:span><text:span text:style-name="T13">FindNumberOfZeros</text:span><text:span text:style-name="T10">(</text:span><text:span text:style-name="T18">arr</text:span><text:span text:style-name="T10">[</text:span><text:span text:style-name="T18">i</text:span><text:span text:style-name="T10">][</text:span><text:span text:style-name="T18">j</text:span><text:span text:style-name="T10">]);</text:span></text:p>
      <text:p text:style-name="P7"><text:span text:style-name="T10"><text:tab/><text:tab/><text:tab/>}</text:span></text:p>
      <text:p text:style-name="P7"><text:span text:style-name="T10"><text:tab/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Количество нулей в двоичной форме записи каждого из чисел"</text:span><text:span text:style-name="T10">);</text:span></text:p>
      <text:p text:style-name="P7"><text:span text:style-name="T10"><text:tab/><text:tab/>System.</text:span><text:span text:style-name="T19">out</text:span><text:span text:style-name="T10">.println(</text:span><text:span text:style-name="T18">sum</text:span><text:span text:style-name="T10">);</text:span></text:p>
      <text:p text:style-name="P7"><text:span text:style-name="T10"><text:tab/>}</text:span></text:p>
      <text:p text:style-name="P7"><text:span text:style-name="T10"><text:tab/></text:span></text:p>
      <text:p text:style-name="P7"><text:span text:style-name="T10"><text:tab/></text:span><text:span text:style-name="T14">public</text:span><text:span text:style-name="T10"> </text:span><text:span text:style-name="T14">static</text:span><text:span text:style-name="T10"> </text:span><text:span text:style-name="T14">void</text:span><text:span text:style-name="T10"> Matrix2(</text:span><text:span text:style-name="T14">int</text:span><text:span text:style-name="T10"> </text:span><text:span text:style-name="T18">n</text:span><text:span text:style-name="T10">, </text:span><text:span text:style-name="T14">int</text:span><text:span text:style-name="T10"> </text:span><text:span text:style-name="T18">m</text:span><text:span text:style-name="T10">){</text:span></text:p>
      <text:p text:style-name="P7"><text:span text:style-name="T10"><text:tab/><text:tab/></text:span><text:span text:style-name="T14">int</text:span><text:span text:style-name="T10"> </text:span><text:span text:style-name="T18">matrix</text:span><text:span text:style-name="T10">[][] = </text:span><text:span text:style-name="T14">new</text:span><text:span text:style-name="T10"> </text:span><text:span text:style-name="T14">int</text:span><text:span text:style-name="T10">[</text:span><text:span text:style-name="T18">n</text:span><text:span text:style-name="T10">][</text:span><text:span text:style-name="T18">m</text:span><text:span text:style-name="T10">];</text:span></text:p>
      <text:p text:style-name="P7"><text:span text:style-name="T10"><text:tab/><text:tab/></text:span><text:span text:style-name="T14">int</text:span><text:span text:style-name="T10"> </text:span><text:span text:style-name="T18">res</text:span><text:span text:style-name="T10">[] = </text:span><text:span text:style-name="T14">new</text:span><text:span text:style-name="T10"> </text:span><text:span text:style-name="T14">int</text:span><text:span text:style-name="T10">[</text:span><text:span text:style-name="T18">m</text:span><text:span text:style-name="T10">/2]; </text:span></text:p>
      <text:p text:style-name="P7"><text:span text:style-name="T10"><text:tab/><text:tab/>System.</text:span><text:span text:style-name="T19">out</text:span><text:span text:style-name="T10">.println(</text:span><text:span text:style-name="T17">"Матрица случайных чисел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m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= (</text:span><text:span text:style-name="T14">int</text:span><text:span text:style-name="T10">)Math.</text:span><text:span text:style-name="T13">floor</text:span><text:span text:style-name="T10">(90*Math.</text:span><text:span text:style-name="T13">random</text:span><text:span text:style-name="T10">());</text:span></text:p>
      <text:p text:style-name="P7"><text:span text:style-name="T10"><text:tab/><text:tab/><text:tab/><text:tab/>System.</text:span><text:span text:style-name="T19">out</text:span><text:span text:style-name="T10">.print(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+ </text:span><text:span text:style-name="T17">" "</text:span><text:span text:style-name="T10">);</text:span></text:p>
      <text:p text:style-name="P7"><text:span text:style-name="T10"><text:tab/><text:tab/><text:tab/>}</text:span></text:p>
      <text:p text:style-name="P7"><text:span text:style-name="T10"><text:tab/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Массив максимальных элементов в нечетных столбцах матрицы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k</text:span><text:span text:style-name="T10"> = 0; </text:span><text:span text:style-name="T18">k</text:span><text:span text:style-name="T10"> &lt; </text:span><text:span text:style-name="T18">res</text:span><text:span text:style-name="T10">.</text:span><text:span text:style-name="T20">length</text:span><text:span text:style-name="T10">; ++</text:span><text:span text:style-name="T18">k</text:span><text:span text:style-name="T10">){</text:span></text:p>
      <text:p text:style-name="P7"><text:span text:style-name="T10"><text:tab/><text:tab/><text:tab/></text:span><text:span text:style-name="T14">int</text:span><text:span text:style-name="T10"> </text:span><text:span text:style-name="T18">max</text:span><text:span text:style-name="T10"> = 0;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text:tab/></text:span><text:span text:style-name="T14">if</text:span><text:span text:style-name="T10">(</text:span><text:span text:style-name="T18">matrix</text:span><text:span text:style-name="T10">[</text:span><text:span text:style-name="T18">i</text:span><text:span text:style-name="T10">][2*</text:span><text:span text:style-name="T18">k</text:span><text:span text:style-name="T10">+1] &gt; </text:span><text:span text:style-name="T18">max</text:span><text:span text:style-name="T10">){</text:span></text:p>
      <text:p text:style-name="P7"><text:span text:style-name="T10"><text:tab/><text:tab/><text:tab/><text:tab/><text:tab/></text:span><text:span text:style-name="T18">max</text:span><text:span text:style-name="T10"> = </text:span><text:span text:style-name="T18">matrix</text:span><text:span text:style-name="T10">[</text:span><text:span text:style-name="T18">i</text:span><text:span text:style-name="T10">][2*</text:span><text:span text:style-name="T18">k</text:span><text:span text:style-name="T10">+1];</text:span></text:p>
      <text:p text:style-name="P7"><text:span text:style-name="T10"><text:tab/><text:tab/><text:tab/><text:tab/>}</text:span></text:p>
      <text:p text:style-name="P7"><text:span text:style-name="T10"><text:tab/><text:tab/><text:tab/>}</text:span></text:p>
      <text:p text:style-name="P7"><text:span text:style-name="T10"><text:tab/><text:tab/><text:tab/></text:span><text:span text:style-name="T18">res</text:span><text:span text:style-name="T10">[</text:span><text:span text:style-name="T18">k</text:span><text:span text:style-name="T10">] = </text:span><text:span text:style-name="T18">max</text:span><text:span text:style-name="T10">;</text:span></text:p>
      <text:p text:style-name="P7"><text:span text:style-name="T10"><text:tab/><text:tab/><text:tab/>System.</text:span><text:span text:style-name="T19">out</text:span><text:span text:style-name="T10">.print(</text:span><text:span text:style-name="T18">res</text:span><text:span text:style-name="T10">[</text:span><text:span text:style-name="T18">k</text:span><text:span text:style-name="T10">] + </text:span><text:span text:style-name="T17">" "</text:span><text:span text:style-name="T10">)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</text:span></text:p>
      <text:p text:style-name="P7"><text:span text:style-name="T10"><text:tab/>}</text:span></text:p>
      <text:p text:style-name="P9"/>
      <text:p text:style-name="P7"><text:soft-page-break/><text:span text:style-name="T10"><text:tab/></text:span><text:span text:style-name="T14">public</text:span><text:span text:style-name="T10"> </text:span><text:span text:style-name="T14">static</text:span><text:span text:style-name="T10"> </text:span><text:span text:style-name="T14">void</text:span><text:span text:style-name="T10"> Matrix3(</text:span><text:span text:style-name="T14">int</text:span><text:span text:style-name="T10"> </text:span><text:span text:style-name="T18">n</text:span><text:span text:style-name="T10">){</text:span></text:p>
      <text:p text:style-name="P7"><text:span text:style-name="T10"><text:tab/><text:tab/></text:span><text:span text:style-name="T14">int</text:span><text:span text:style-name="T10"> </text:span><text:span text:style-name="T18">matrix</text:span><text:span text:style-name="T10">[][] = </text:span><text:span text:style-name="T14">new</text:span><text:span text:style-name="T10"> </text:span><text:span text:style-name="T14">int</text:span><text:span text:style-name="T10">[</text:span><text:span text:style-name="T18">n</text:span><text:span text:style-name="T10">][</text:span><text:span text:style-name="T18">n</text:span><text:span text:style-name="T10">];</text:span></text:p>
      <text:p text:style-name="P7"><text:span text:style-name="T10"><text:tab/><text:tab/></text:span><text:span text:style-name="T14">int</text:span><text:span text:style-name="T10"> </text:span><text:span text:style-name="T18">k</text:span><text:span text:style-name="T10"> = </text:span><text:span text:style-name="T18">n</text:span><text:span text:style-name="T10">;</text:span></text:p>
      <text:p text:style-name="P7"><text:span text:style-name="T10"><text:tab/><text:tab/>System.</text:span><text:span text:style-name="T19">out</text:span><text:span text:style-name="T10">.println(</text:span><text:span text:style-name="T17">"Матрица случайных чисел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n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= (</text:span><text:span text:style-name="T14">int</text:span><text:span text:style-name="T10">)Math.</text:span><text:span text:style-name="T13">floor</text:span><text:span text:style-name="T10">(90*Math.</text:span><text:span text:style-name="T13">random</text:span><text:span text:style-name="T10">());</text:span></text:p>
      <text:p text:style-name="P7"><text:span text:style-name="T10"><text:tab/><text:tab/><text:tab/><text:tab/>System.</text:span><text:span text:style-name="T19">out</text:span><text:span text:style-name="T10">.print(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+ </text:span><text:span text:style-name="T17">" "</text:span><text:span text:style-name="T10">);</text:span></text:p>
      <text:p text:style-name="P7"><text:span text:style-name="T10"><text:tab/><text:tab/><text:tab/>}</text:span></text:p>
      <text:p text:style-name="P7"><text:span text:style-name="T10"><text:tab/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}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k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4">int</text:span><text:span text:style-name="T10"> </text:span><text:span text:style-name="T18">tmp</text:span><text:span text:style-name="T10"> = 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;</text:span></text:p>
      <text:p text:style-name="P7"><text:span text:style-name="T10"><text:tab/><text:tab/><text:tab/><text:tab/>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= </text:span><text:span text:style-name="T18">matrix</text:span><text:span text:style-name="T10">[</text:span><text:span text:style-name="T18">n</text:span><text:span text:style-name="T10"> - </text:span><text:span text:style-name="T18">j</text:span><text:span text:style-name="T10"> - 1][</text:span><text:span text:style-name="T18">n</text:span><text:span text:style-name="T10"> - </text:span><text:span text:style-name="T18">i</text:span><text:span text:style-name="T10"> - 1];</text:span></text:p>
      <text:p text:style-name="P7"><text:span text:style-name="T10"><text:tab/><text:tab/><text:tab/><text:tab/></text:span><text:span text:style-name="T18">matrix</text:span><text:span text:style-name="T10">[</text:span><text:span text:style-name="T18">n</text:span><text:span text:style-name="T10"> - </text:span><text:span text:style-name="T18">j</text:span><text:span text:style-name="T10"> - 1][</text:span><text:span text:style-name="T18">n</text:span><text:span text:style-name="T10"> - </text:span><text:span text:style-name="T18">i</text:span><text:span text:style-name="T10"> - 1] = </text:span><text:span text:style-name="T18">tmp</text:span><text:span text:style-name="T10">;</text:span></text:p>
      <text:p text:style-name="P7"><text:span text:style-name="T10"><text:tab/><text:tab/><text:tab/>}</text:span></text:p>
      <text:p text:style-name="P7"><text:span text:style-name="T10"><text:tab/><text:tab/><text:tab/></text:span><text:span text:style-name="T18">k</text:span><text:span text:style-name="T10">--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System.</text:span><text:span text:style-name="T19">out</text:span><text:span text:style-name="T10">.println(</text:span><text:span text:style-name="T17">"Матрица обернутая вокруг главной диагонали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n</text:span><text:span text:style-name="T10">; ++</text:span><text:span text:style-name="T18">j</text:span><text:span text:style-name="T10">){</text:span></text:p>
      <text:p text:style-name="P7"><text:span text:style-name="T10"><text:tab/><text:tab/><text:tab/><text:tab/>System.</text:span><text:span text:style-name="T19">out</text:span><text:span text:style-name="T10">.print(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+ </text:span><text:span text:style-name="T17">" "</text:span><text:span text:style-name="T10">);</text:span></text:p>
      <text:p text:style-name="P7"><text:span text:style-name="T10"><text:tab/><text:tab/><text:tab/>}</text:span></text:p>
      <text:p text:style-name="P7"><text:span text:style-name="T10"><text:tab/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}</text:span></text:p>
      <text:p text:style-name="P7"><text:span text:style-name="T10"><text:tab/>}</text:span></text:p>
      <text:p text:style-name="P7"><text:span text:style-name="T10"><text:tab/></text:span></text:p>
      <text:p text:style-name="P7"><text:span text:style-name="T10"><text:tab/></text:span><text:span text:style-name="T14">public</text:span><text:span text:style-name="T10"> </text:span><text:span text:style-name="T14">static</text:span><text:span text:style-name="T10"> </text:span><text:span text:style-name="T14">void</text:span><text:span text:style-name="T10"> Matrix4(</text:span><text:span text:style-name="T14">int</text:span><text:span text:style-name="T10"> </text:span><text:span text:style-name="T18">n</text:span><text:span text:style-name="T10">, </text:span><text:span text:style-name="T14">int</text:span><text:span text:style-name="T10"> </text:span><text:span text:style-name="T18">m</text:span><text:span text:style-name="T10">) {</text:span></text:p>
      <text:p text:style-name="P7"><text:span text:style-name="T10"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</text:span><text:span text:style-name="T14">int</text:span><text:span text:style-name="T10"> </text:span><text:span text:style-name="T18">matrix</text:span><text:span text:style-name="T10">[][] = </text:span><text:span text:style-name="T14">new</text:span><text:span text:style-name="T10"> </text:span><text:span text:style-name="T14">int</text:span><text:span text:style-name="T10">[</text:span><text:span text:style-name="T18">n</text:span><text:span text:style-name="T10">][</text:span><text:span text:style-name="T18">m</text:span><text:span text:style-name="T10">];</text:span></text:p>
      <text:p text:style-name="P7"><text:span text:style-name="T10"><text:tab/><text:tab/></text:span><text:span text:style-name="T14">int</text:span><text:span text:style-name="T10"> </text:span><text:span text:style-name="T18">arr</text:span><text:span text:style-name="T10">[] = </text:span><text:span text:style-name="T14">new</text:span><text:span text:style-name="T10"> </text:span><text:span text:style-name="T14">int</text:span><text:span text:style-name="T10">[</text:span><text:span text:style-name="T18">n</text:span><text:span text:style-name="T10">*</text:span><text:span text:style-name="T18">m</text:span><text:span text:style-name="T10">];</text:span></text:p>
      <text:p text:style-name="P7"><text:span text:style-name="T10"><text:tab/><text:tab/></text:span><text:span text:style-name="T14">int</text:span><text:span text:style-name="T10"> </text:span><text:span text:style-name="T18">k</text:span><text:span text:style-name="T10"> = 0;</text:span></text:p>
      <text:p text:style-name="P7"><text:span text:style-name="T10"><text:tab/><text:tab/>System.</text:span><text:span text:style-name="T19">out</text:span><text:span text:style-name="T10">.println(</text:span><text:span text:style-name="T17">"Матрица случайных чисел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m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= (</text:span><text:span text:style-name="T14">int</text:span><text:span text:style-name="T10">)Math.</text:span><text:span text:style-name="T13">floor</text:span><text:span text:style-name="T10">(90*Math.</text:span><text:span text:style-name="T13">random</text:span><text:span text:style-name="T10">());</text:span></text:p>
      <text:p text:style-name="P7"><text:span text:style-name="T10"><text:tab/><text:tab/><text:tab/><text:tab/></text:span><text:span text:style-name="T18">arr</text:span><text:span text:style-name="T10">[</text:span><text:span text:style-name="T18">k</text:span><text:span text:style-name="T10">] = 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;</text:span></text:p>
      <text:p text:style-name="P7"><text:span text:style-name="T10"><text:tab/><text:tab/><text:tab/><text:tab/>System.</text:span><text:span text:style-name="T19">out</text:span><text:span text:style-name="T10">.print(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+ </text:span><text:span text:style-name="T17">" "</text:span><text:span text:style-name="T10">);</text:span></text:p>
      <text:p text:style-name="P7"><text:span text:style-name="T10"><text:tab/><text:tab/><text:tab/><text:tab/>++</text:span><text:span text:style-name="T18">k</text:span><text:span text:style-name="T10">;</text:span></text:p>
      <text:p text:style-name="P7"><text:span text:style-name="T10"><text:tab/><text:tab/><text:tab/>}</text:span></text:p>
      <text:p text:style-name="P7"><text:span text:style-name="T10"><text:tab/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}</text:span></text:p>
      <text:p text:style-name="P7"><text:span text:style-name="T10"><text:tab/><text:tab/></text:span><text:span text:style-name="T21">//</text:span><text:span text:style-name="T22">сортировка</text:span><text:span text:style-name="T21"> </text:span><text:span text:style-name="T22">массива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*</text:span><text:span text:style-name="T18">m</text:span><text:span text:style-name="T10"> - 1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</text:span><text:span text:style-name="T18">i</text:span><text:span text:style-name="T10"> + 1; </text:span><text:span text:style-name="T18">j</text:span><text:span text:style-name="T10"> &lt; </text:span><text:span text:style-name="T18">n</text:span><text:span text:style-name="T10">*</text:span><text:span text:style-name="T18">m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4">if</text:span><text:span text:style-name="T10">(</text:span><text:span text:style-name="T18">arr</text:span><text:span text:style-name="T10">[</text:span><text:span text:style-name="T18">i</text:span><text:span text:style-name="T10">] &gt; </text:span><text:span text:style-name="T18">arr</text:span><text:span text:style-name="T10">[</text:span><text:span text:style-name="T18">j</text:span><text:span text:style-name="T10">]){</text:span></text:p>
      <text:p text:style-name="P7"><text:span text:style-name="T10"><text:tab/><text:tab/><text:tab/><text:tab/><text:tab/></text:span><text:span text:style-name="T14">int</text:span><text:span text:style-name="T10"> </text:span><text:span text:style-name="T18">tmp</text:span><text:span text:style-name="T10"> = </text:span><text:span text:style-name="T18">arr</text:span><text:span text:style-name="T10">[</text:span><text:span text:style-name="T18">i</text:span><text:span text:style-name="T10">];</text:span></text:p>
      <text:p text:style-name="P7"><text:span text:style-name="T10"><text:tab/><text:tab/><text:tab/><text:tab/><text:tab/></text:span><text:span text:style-name="T18">arr</text:span><text:span text:style-name="T10">[</text:span><text:span text:style-name="T18">i</text:span><text:span text:style-name="T10">] = </text:span><text:span text:style-name="T18">arr</text:span><text:span text:style-name="T10">[</text:span><text:span text:style-name="T18">j</text:span><text:span text:style-name="T10">];</text:span></text:p>
      <text:p text:style-name="P7"><text:span text:style-name="T10"><text:tab/><text:tab/><text:tab/><text:tab/><text:tab/></text:span><text:span text:style-name="T18">arr</text:span><text:span text:style-name="T10">[</text:span><text:span text:style-name="T18">j</text:span><text:span text:style-name="T10">] = </text:span><text:span text:style-name="T18">tmp</text:span><text:span text:style-name="T10">;</text:span></text:p>
      <text:p text:style-name="P7"><text:span text:style-name="T10"><text:tab/><text:tab/><text:tab/><text:tab/>}</text:span></text:p>
      <text:p text:style-name="P7"><text:span text:style-name="T10"><text:tab/><text:tab/><text:tab/>}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Отсортированный массив"</text:span><text:span text:style-name="T10">)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x</text:span><text:span text:style-name="T10">: </text:span><text:span text:style-name="T18">arr</text:span><text:span text:style-name="T10">){</text:span></text:p>
      <text:p text:style-name="P7"><text:span text:style-name="T10"><text:tab/><text:tab/><text:tab/>System.</text:span><text:span text:style-name="T19">out</text:span><text:span text:style-name="T10">.print(</text:span><text:span text:style-name="T18">x</text:span><text:span text:style-name="T10"> + </text:span><text:span text:style-name="T17">" "</text:span><text:span text:style-name="T10">);</text:span></text:p>
      <text:p text:style-name="P7"><text:span text:style-name="T10"><text:tab/><text:tab/>}</text:span></text:p>
      <text:p text:style-name="P7"><text:span text:style-name="T10"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System.</text:span><text:span text:style-name="T19">out</text:span><text:span text:style-name="T10">.println(</text:span><text:span text:style-name="T17">"Матрица заполнена уголком"</text:span><text:span text:style-name="T10">);</text:span></text:p>
      <text:p text:style-name="P7"><text:span text:style-name="T10"><text:tab/><text:tab/></text:span><text:span text:style-name="T18">k</text:span><text:span text:style-name="T10"> = 0;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, </text:span><text:span text:style-name="T18">col</text:span><text:span text:style-name="T10"> = </text:span><text:span text:style-name="T18">m</text:span><text:span text:style-name="T10"> - 1; </text:span><text:span text:style-name="T18">i</text:span><text:span text:style-name="T10"> &lt; </text:span><text:span text:style-name="T18">n</text:span><text:span text:style-name="T10"> &amp;&amp; </text:span><text:span text:style-name="T18">col</text:span><text:span text:style-name="T10"> &gt;= 0; --</text:span><text:span text:style-name="T18">col</text:span><text:span text:style-name="T10">){</text:span></text:p>
      <text:p text:style-name="P7"><text:soft-page-break/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= </text:span><text:span text:style-name="T18">col</text:span><text:span text:style-name="T10">; ++</text:span><text:span text:style-name="T18">j</text:span><text:span text:style-name="T10">){</text:span></text:p>
      <text:p text:style-name="P7"><text:span text:style-name="T10"><text:tab/><text:tab/><text:tab/><text:tab/></text:span><text:span text:style-name="T18">matrix</text:span><text:span text:style-name="T10">[</text:span><text:span text:style-name="T18">n</text:span><text:span text:style-name="T10"> - </text:span><text:span text:style-name="T18">i</text:span><text:span text:style-name="T10"> - 1][</text:span><text:span text:style-name="T18">j</text:span><text:span text:style-name="T10">] = </text:span><text:span text:style-name="T18">arr</text:span><text:span text:style-name="T10">[</text:span><text:span text:style-name="T18">k</text:span><text:span text:style-name="T10">];</text:span></text:p>
      <text:p text:style-name="P7"><text:span text:style-name="T10"><text:tab/><text:tab/><text:tab/><text:tab/>++</text:span><text:span text:style-name="T18">k</text:span><text:span text:style-name="T10">;</text:span></text:p>
      <text:p text:style-name="P7"><text:span text:style-name="T10"><text:tab/><text:tab/><text:tab/>}</text:span></text:p>
      <text:p text:style-name="P7"><text:span text:style-name="T10"><text:tab/><text:tab/><text:tab/>++</text:span><text:span text:style-name="T18">i</text:span><text:span text:style-name="T10">;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p</text:span><text:span text:style-name="T10"> = </text:span><text:span text:style-name="T18">n</text:span><text:span text:style-name="T10"> - </text:span><text:span text:style-name="T18">i</text:span><text:span text:style-name="T10"> - 1; </text:span><text:span text:style-name="T18">p</text:span><text:span text:style-name="T10"> &gt;= 0; --</text:span><text:span text:style-name="T18">p</text:span><text:span text:style-name="T10">){</text:span></text:p>
      <text:p text:style-name="P7"><text:span text:style-name="T10"><text:tab/><text:tab/><text:tab/><text:tab/></text:span><text:span text:style-name="T18">matrix</text:span><text:span text:style-name="T10">[</text:span><text:span text:style-name="T18">p</text:span><text:span text:style-name="T10">][</text:span><text:span text:style-name="T18">col</text:span><text:span text:style-name="T10">] = </text:span><text:span text:style-name="T18">arr</text:span><text:span text:style-name="T10">[</text:span><text:span text:style-name="T18">k</text:span><text:span text:style-name="T10">];</text:span></text:p>
      <text:p text:style-name="P7"><text:span text:style-name="T10"><text:tab/><text:tab/><text:tab/><text:tab/>++</text:span><text:span text:style-name="T18">k</text:span><text:span text:style-name="T10">;</text:span></text:p>
      <text:p text:style-name="P7"><text:span text:style-name="T10"><text:tab/><text:tab/><text:tab/>}</text:span></text:p>
      <text:p text:style-name="P7"><text:span text:style-name="T10"><text:tab/><text:tab/>}</text:span></text:p>
      <text:p text:style-name="P7"><text:span text:style-name="T10"><text:tab/><text:tab/></text:span><text:span text:style-name="T14">for</text:span><text:span text:style-name="T10">(</text:span><text:span text:style-name="T14">int</text:span><text:span text:style-name="T10"> </text:span><text:span text:style-name="T18">i</text:span><text:span text:style-name="T10"> = 0; </text:span><text:span text:style-name="T18">i</text:span><text:span text:style-name="T10"> &lt; </text:span><text:span text:style-name="T18">n</text:span><text:span text:style-name="T10">; ++</text:span><text:span text:style-name="T18">i</text:span><text:span text:style-name="T10">){</text:span></text:p>
      <text:p text:style-name="P7"><text:span text:style-name="T10"><text:tab/><text:tab/><text:tab/></text:span><text:span text:style-name="T14">for</text:span><text:span text:style-name="T10">(</text:span><text:span text:style-name="T14">int</text:span><text:span text:style-name="T10"> </text:span><text:span text:style-name="T18">j</text:span><text:span text:style-name="T10"> = 0; </text:span><text:span text:style-name="T18">j</text:span><text:span text:style-name="T10"> &lt; </text:span><text:span text:style-name="T18">m</text:span><text:span text:style-name="T10">; ++</text:span><text:span text:style-name="T18">j</text:span><text:span text:style-name="T10">){</text:span></text:p>
      <text:p text:style-name="P7"><text:span text:style-name="T10"><text:tab/><text:tab/><text:tab/><text:tab/>System.</text:span><text:span text:style-name="T19">out</text:span><text:span text:style-name="T10">.print(</text:span><text:span text:style-name="T18">matrix</text:span><text:span text:style-name="T10">[</text:span><text:span text:style-name="T18">i</text:span><text:span text:style-name="T10">][</text:span><text:span text:style-name="T18">j</text:span><text:span text:style-name="T10">] + </text:span><text:span text:style-name="T17">" "</text:span><text:span text:style-name="T10">);</text:span></text:p>
      <text:p text:style-name="P7"><text:span text:style-name="T10"><text:tab/><text:tab/><text:tab/>}</text:span></text:p>
      <text:p text:style-name="P7"><text:span text:style-name="T10"><text:tab/><text:tab/><text:tab/>System.</text:span><text:span text:style-name="T19">out</text:span><text:span text:style-name="T10">.println(</text:span><text:span text:style-name="T17">""</text:span><text:span text:style-name="T10">);</text:span></text:p>
      <text:p text:style-name="P7"><text:span text:style-name="T10"><text:tab/><text:tab/>}</text:span></text:p>
      <text:p text:style-name="P7"><text:span text:style-name="T10"><text:tab/><text:tab/></text:span></text:p>
      <text:p text:style-name="P7"><text:span text:style-name="T10"><text:tab/><text:tab/></text:span></text:p>
      <text:p text:style-name="P7"><text:span text:style-name="T10"><text:tab/>}</text:span></text:p>
      <text:p text:style-name="P7"><text:span text:style-name="T10"><text:tab/></text:span></text:p>
      <text:p text:style-name="P7"><text:span text:style-name="T10"><text:tab/></text:span><text:span text:style-name="T14">public</text:span><text:span text:style-name="T10"> </text:span><text:span text:style-name="T14">static</text:span><text:span text:style-name="T10"> </text:span><text:span text:style-name="T14">void</text:span><text:span text:style-name="T10"> main(String[] </text:span><text:span text:style-name="T18">args</text:span><text:span text:style-name="T10">) {</text:span></text:p>
      <text:p text:style-name="P7"><text:span text:style-name="T10"><text:tab/><text:tab/></text:span><text:span text:style-name="T13">Arrays</text:span><text:span text:style-name="T10">(21);</text:span></text:p>
      <text:p text:style-name="P7"><text:span text:style-name="T10"><text:tab/><text:tab/></text:span><text:span text:style-name="T13">Matrix1</text:span><text:span text:style-name="T10">(3,2);</text:span></text:p>
      <text:p text:style-name="P7"><text:span text:style-name="T21">//<text:tab/><text:tab/>System.out.println(FindNumberOfZeros(2147483647));</text:span></text:p>
      <text:p text:style-name="P7"><text:span text:style-name="T10"><text:tab/><text:tab/></text:span><text:span text:style-name="T13">Matrix2</text:span><text:span text:style-name="T10">(4,4);</text:span></text:p>
      <text:p text:style-name="P7"><text:span text:style-name="T10"><text:tab/><text:tab/></text:span><text:span text:style-name="T13">Matrix3</text:span><text:span text:style-name="T10">(4);</text:span></text:p>
      <text:p text:style-name="P7"><text:span text:style-name="T10"><text:tab/><text:tab/></text:span><text:span text:style-name="T13">Matrix4</text:span><text:span text:style-name="T10">(3,4);</text:span></text:p>
      <text:p text:style-name="P7"><text:span text:style-name="T10"><text:tab/>}</text:span></text:p>
      <text:p text:style-name="P9"/>
      <text:p text:style-name="P7"><text:span text:style-name="T10">}</text:span></text:p>
      <text:p text:style-name="P5"/>
      <text:p text:style-name="P5"><text:span text:style-name="T10">Массив случайных чисел</text:span></text:p>
      <text:p text:style-name="P7"><text:span text:style-name="T10">27 23 25 13 38 3 36 52 38 46 26 26 28 55 6 1 29 24 6 7 39 </text:span></text:p>
      <text:p text:style-name="P7"><text:span text:style-name="T10">Разность суммы элементов в четных и нечетных позициях</text:span></text:p>
      <text:p text:style-name="P7"><text:span text:style-name="T10">48</text:span></text:p>
      <text:p text:style-name="P7"><text:span text:style-name="T10">Оборот массива</text:span></text:p>
      <text:p text:style-name="P7"><text:span text:style-name="T10">39 7 6 24 29 1 6 55 28 26 26 46 38 52 36 3 38 13 25 23 27 </text:span></text:p>
      <text:p text:style-name="P7"><text:span text:style-name="T10">Матрица случайных чисел</text:span></text:p>
      <text:p text:style-name="P7"><text:span text:style-name="T10">27 3 </text:span></text:p>
      <text:p text:style-name="P7"><text:span text:style-name="T10">23 49 </text:span></text:p>
      <text:p text:style-name="P7"><text:span text:style-name="T10">28 13 </text:span></text:p>
      <text:p text:style-name="P7"><text:span text:style-name="T10">Количество нулей в двоичной форме записи каждого из чисел</text:span></text:p>
      <text:p text:style-name="P7"><text:span text:style-name="T10">173</text:span></text:p>
      <text:p text:style-name="P7"><text:span text:style-name="T10">Матрица случайных чисел</text:span></text:p>
      <text:p text:style-name="P7"><text:span text:style-name="T10">44 81 18 32 </text:span></text:p>
      <text:p text:style-name="P7"><text:span text:style-name="T10">69 60 0 60 </text:span></text:p>
      <text:p text:style-name="P7"><text:span text:style-name="T10">29 43 65 52 </text:span></text:p>
      <text:p text:style-name="P7"><text:span text:style-name="T10">17 11 37 61 </text:span></text:p>
      <text:p text:style-name="P7"><text:span text:style-name="T10">Массив максимальных элементов в нечетных столбцах матрицы</text:span></text:p>
      <text:p text:style-name="P7"><text:span text:style-name="T10">81 61 </text:span></text:p>
      <text:p text:style-name="P7"><text:span text:style-name="T10">Матрица случайных чисел</text:span></text:p>
      <text:p text:style-name="P7"><text:span text:style-name="T10">50 42 60 54 </text:span></text:p>
      <text:p text:style-name="P7"><text:span text:style-name="T10">57 43 21 36 </text:span></text:p>
      <text:p text:style-name="P7"><text:span text:style-name="T10">33 18 43 19 </text:span></text:p>
      <text:p text:style-name="P7"><text:span text:style-name="T10">15 39 43 58 </text:span></text:p>
      <text:p text:style-name="P9"/>
      <text:p text:style-name="P7"><text:span text:style-name="T10">Матрица обернутая вокруг главной диагонали</text:span></text:p>
      <text:p text:style-name="P7"><text:span text:style-name="T10">58 19 36 54 </text:span></text:p>
      <text:p text:style-name="P7"><text:span text:style-name="T10">43 43 21 60 </text:span></text:p>
      <text:p text:style-name="P7"><text:span text:style-name="T10">39 18 43 42 </text:span></text:p>
      <text:p text:style-name="P7"><text:span text:style-name="T10">15 33 57 50 </text:span></text:p>
      <text:p text:style-name="P9"/>
      <text:p text:style-name="P7"><text:soft-page-break/><text:span text:style-name="T10">Матрица случайных чисел</text:span></text:p>
      <text:p text:style-name="P7"><text:span text:style-name="T10">84 73 34 39 </text:span></text:p>
      <text:p text:style-name="P7"><text:span text:style-name="T10">1 43 30 51 </text:span></text:p>
      <text:p text:style-name="P7"><text:span text:style-name="T10">89 4 29 12 </text:span></text:p>
      <text:p text:style-name="P7"><text:span text:style-name="T10">Отсортированный массив</text:span></text:p>
      <text:p text:style-name="P7"><text:span text:style-name="T10">1 4 12 29 30 34 39 43 51 73 84 89 </text:span></text:p>
      <text:p text:style-name="P7"><text:span text:style-name="T10">Матрица заполнена уголком</text:span></text:p>
      <text:p text:style-name="P7"><text:span text:style-name="T10">84 89 73 34 </text:span></text:p>
      <text:p text:style-name="P7"><text:span text:style-name="T10">39 43 51 30 </text:span></text:p>
      <text:p text:style-name="P7"><text:span text:style-name="T10">1 4 12 29 </text:span></text:p>
      <text:p text:style-name="P5"/>
      <text:p text:style-name="P6"><text:tab/><text:span text:style-name="T9">Висновки</text:span></text:p>
      <text:p text:style-name="P6"><text:span text:style-name="T9"><text:tab/></text:span>В ходi лабораторноi роботи були вивченi базовi типи даних, базовi оператори, приведение типiв, цикли, робота з одновимiрними та багатовимiрними масивами. Також були створенi прост<text:span text:style-name="T24">i программи з використанням IDE Eclip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byssinica SIL" svg:font-family="'Abyssinica SIL'" style:font-pitch="variable"/>
    <style:font-face style:name="Tibetan Machine Uni" svg:font-family="'Tibetan Machine Uni'" style:font-pitch="variable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для_20_списка" style:display-name="Стиль для списка" style:family="paragraph" style:parent-style-name="Standard" style:list-style-name="WW8Num6">
      <style:paragraph-properties fo:margin-left="0cm" fo:margin-right="0cm" fo:text-indent="0cm" style:auto-text-indent="false"/>
    </style:style>
    <style:style style:name="WW8Num6z0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WW8Num6z1" style:family="text"/>
    <style:style style:name="WW8Num6z2" style:family="text">
      <style:text-properties fo:language="ru" fo:country="RU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0" style:family="text">
      <style:text-properties style:font-name="Times New Roman1" fo:font-family="'Times New Roman'" style:font-family-generic="roman" style:font-pitch="variable" fo:language="uk" fo:country="UA" style:font-name-complex="Times New Roman1" style:font-family-complex="'Times New Roman'" style:font-family-generic-complex="roman" style:font-pitch-complex="variable"/>
    </style:style>
    <style:style style:name="WW8Num8z1" style:family="text"/>
    <style:style style:name="WW8Num8z2" style:family="text">
      <style:text-properties fo:language="ru" fo:country="RU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WW8Num6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1"/>
      </text:list-level-style-bullet>
      <text:list-level-style-number text:level="2" text:style-name="WW8Num6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1"/>
      </text:list-level-style-bullet>
      <text:list-level-style-number text:level="2" text:style-name="WW8Num8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7:35:06.673727182</meta:creation-date>
    <dc:date>2014-09-05T20:32:10.486855155</dc:date>
    <meta:editing-duration>PT2H42M2S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7" meta:paragraph-count="343" meta:word-count="1397" meta:character-count="8293" meta:non-whitespace-character-count="6695"/>
  </office:meta>
</office:document-meta>
</file>